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" svg:font-family="'Nimbus Sans'" style:font-family-generic="swiss"/>
    <style:font-face style:name="DejaVu Sans" svg:font-family="'DejaVu Sans'" style:font-pitch="variable"/>
    <style:font-face style:name="Nimbus Sans1" svg:font-family="'Nimbus Sans'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ejaVu Sans" officeooo:rsid="001de1af" officeooo:paragraph-rsid="001de1af"/>
    </style:style>
    <style:style style:name="P2" style:family="paragraph" style:parent-style-name="Text_20_body">
      <style:text-properties style:font-name="DejaVu Sans" officeooo:rsid="001de5b9" officeooo:paragraph-rsid="001de5b9"/>
    </style:style>
    <style:style style:name="P3" style:family="paragraph" style:parent-style-name="Text_20_body">
      <style:text-properties style:font-name="DejaVu Sans" officeooo:rsid="00227270" officeooo:paragraph-rsid="00227270"/>
    </style:style>
    <style:style style:name="P4" style:family="paragraph" style:parent-style-name="Heading_20_2">
      <style:text-properties style:font-name="DejaVu Sans"/>
    </style:style>
    <style:style style:name="T1" style:family="text">
      <style:text-properties officeooo:rsid="001f0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e Masserut 4CIA</text:p>
      <text:h text:style-name="P4" text:outline-level="2">Come cambierebbe la tua vita se per una settimana mancasse la corrente elettrica?</text:h>
      <text:p text:style-name="P2">In un’epoca in cui tutto è dipendente dalla fornitura di elettricità, ipotizza<text:span text:style-name="T1">ndo che, per un periodo di una settimana, l’intera fornitura elettrica mondiale dovesse venire a mancare senza alcun dubbio sarebbe una catastrofe per l’intera umanità.</text:span></text:p>
      <text:p text:style-name="P3">E’ sufficiente pens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" svg:font-family="'Nimbus Sans'" style:font-family-generic="swiss"/>
    <style:font-face style:name="DejaVu Sans" svg:font-family="'DejaVu Sans'" style:font-pitch="variable"/>
    <style:font-face style:name="Nimbus Sans1" svg:font-family="'Nimbus Sans'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6:46:29.201314955</meta:creation-date>
    <meta:generator>LibreOffice/5.2.1.2$Linux_X86_64 LibreOffice_project/20m0$Build-2</meta:generator>
    <dc:date>2016-09-08T19:05:23.856331008</dc:date>
    <meta:editing-duration>PT16M54S</meta:editing-duration>
    <meta:editing-cycles>3</meta:editing-cycles>
    <meta:document-statistic meta:table-count="0" meta:image-count="0" meta:object-count="0" meta:page-count="1" meta:paragraph-count="4" meta:word-count="55" meta:character-count="370" meta:non-whitespace-character-count="318"/>
  </office:meta>
</office:document-meta>
</file>